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color="#000000" loext:opacity="100%"/>
    </style:style>
    <style:style style:name="P2"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2pt"/>
    </style:style>
    <style:style style:name="P3"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9pt" fo:letter-spacing="normal" fo:font-style="normal" fo:font-weight="bold" style:font-weight-asian="bold" style:font-weight-complex="bold"/>
    </style:style>
    <style:style style:name="P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alibri"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alibri" fo:font-size="12pt" fo:letter-spacing="normal"/>
    </style:style>
    <style:style style:name="P8" style:family="paragraph" style:parent-style-name="Text_20_body">
      <style:paragraph-properties fo:margin-top="0in" fo:margin-bottom="0in" style:contextual-spacing="false"/>
      <style:text-properties fo:font-size="10pt" officeooo:rsid="000eed2e" officeooo:paragraph-rsid="000eed2e" style:font-size-asian="10pt" style:font-size-complex="10pt"/>
    </style:style>
    <style:style style:name="T1" style:family="text">
      <style:text-properties style:font-name="Calibri" fo:font-size="12pt" fo:language="en" fo:country="US"/>
    </style:style>
    <style:style style:name="T2" style:family="text">
      <style:text-properties style:font-name="Calibri" fo:font-size="12pt" fo:font-style="normal" fo:font-weight="normal"/>
    </style:style>
    <style:style style:name="T3" style:family="text">
      <style:text-properties fo:font-weight="bold"/>
    </style:style>
    <style:style style:name="T4" style:family="text">
      <style:text-properties fo:font-weight="bold" officeooo:rsid="000eed2e" style:font-weight-asian="bold" style:font-weight-complex="bold"/>
    </style:style>
    <style:style style:name="T5" style:family="text">
      <style:text-properties fo:font-weight="bold" officeooo:rsid="000f216e" style:font-weight-asian="bold" style:font-weight-complex="bold"/>
    </style:style>
    <style:style style:name="T6" style:family="text">
      <style:text-properties fo:font-style="italic" fo:font-weight="bold"/>
    </style:style>
    <style:style style:name="T7" style:family="text">
      <style:text-properties officeooo:rsid="000eed2e"/>
    </style:style>
    <style:style style:name="T8" style:family="text">
      <style:text-properties fo:font-variant="normal" fo:text-transform="none" fo:font-size="9pt" fo:letter-spacing="normal" fo:font-style="normal"/>
    </style:style>
    <style:style style:name="T9" style:family="text">
      <style:text-properties fo:font-variant="normal" fo:text-transform="none" fo:font-size="9pt" fo:letter-spacing="normal" fo:font-style="normal" fo:font-weight="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style:style>
    <style:style style:name="T12" style:family="text">
      <style:text-properties officeooo:rsid="000f21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pected S<text:span text:style-name="T1">ir/Madam,</text:span></text:p>
      <text:p text:style-name="P5"/>
      <text:p text:style-name="P6">It is with great enthusiasm I am submitting my resume for your valuable consideration.</text:p>
      <text:p text:style-name="P6">I am seeking a suitable position in  <text:span text:style-name="T5">Sales, Cashier </text:span><text:span text:style-name="T7"><text:s/></text:span>which effectively utilizes to enhance and contribute the best of my learning, knowledge and experience towards the growth of an esteemed organization as <text:span text:style-name="T7">Mall</text:span> Professional in your organization.</text:p>
      <text:p text:style-name="P7"/>
      <text:p text:style-name="P7">If you are giving an opportunity, I would like to continue my progressive career in your esteemed organization with self-motivated, determined, hardworking and fast learning aptitudes.</text:p>
      <text:p text:style-name="P1"/>
      <text:p text:style-name="P2">Thank you for your valuable time and consideration. I look forward to hear from you soon. Thanking you in anticipation. Please find enclosed my resume for your kind perusal, and do not hesitate to contact me if you have any questions.</text:p>
      <text:p text:style-name="P2"/>
      <text:p text:style-name="P3"><text:span text:style-name="T10">Thanks and best regards</text:span> </text:p>
      <text:p text:style-name="P8">MUHAMMED SHABEEB PT</text:p>
      <text:p text:style-name="P8">MALAPPURAM, KOTTAKKAL</text:p>
      <text:p text:style-name="P8">+918592 989 315</text:p>
      <text:p text:style-name="P8">shabeebptkottoor998@gmail.com</text:p>
      <text:p text:style-name="P8"/>
      <text:p text:style-name="P5"/>
      <text:p text:style-name="P5"><text:span text:style-name="T2"><text:tab/></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4T18:35:56.818000000</meta:creation-date>
    <dc:date>2021-03-24T19:10:17.241000000</dc:date>
    <meta:editing-duration>PT15M50S</meta:editing-duration>
    <meta:editing-cycles>2</meta:editing-cycles>
    <meta:generator>LibreOffice/7.1.1.2$Windows_X86_64 LibreOffice_project/fe0b08f4af1bacafe4c7ecc87ce55bb426164676</meta:generator>
    <meta:document-statistic meta:table-count="0" meta:image-count="0" meta:object-count="0" meta:page-count="1" meta:paragraph-count="11" meta:word-count="133" meta:character-count="878" meta:non-whitespace-character-count="751"/>
  </office:meta>
</office:document-meta>
</file>